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5A000000EC81312E625CB256E7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249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19862e" officeooo:paragraph-rsid="0019862e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style:font-name="Arial" fo:font-size="10pt" fo:language="es" fo:country="ES" fo:font-style="normal" style:text-underline-style="none" fo:font-weight="normal" officeooo:rsid="0019862e" officeooo:paragraph-rsid="0019862e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officeooo:paragraph-rsid="0013ae77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officeooo:rsid="0018f330" officeooo:paragraph-rsid="0018f330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officeooo:rsid="0019862e" officeooo:paragraph-rsid="0019862e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1pt" style:font-name-asian="Times New Roman" style:font-size-asian="11pt" style:font-name-complex="Times New Roman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1pt" officeooo:rsid="002e6cca" officeooo:paragraph-rsid="002e6cca" style:font-name-asian="Times New Roman" style:font-size-asian="11pt" style:font-name-complex="Times New Roman" style:font-size-complex="10pt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officeooo:paragraph-rsid="001c3f2b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officeooo:paragraph-rsid="001b7af7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officeooo:paragraph-rsid="002dffbf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officeooo:paragraph-rsid="00289342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officeooo:paragraph-rsid="0013ae77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officeooo:rsid="0016fe86" officeooo:paragraph-rsid="0013ae77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officeooo:rsid="0019862e" officeooo:paragraph-rsid="0019862e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officeooo:rsid="002e6cca" officeooo:paragraph-rsid="002e6cca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officeooo:rsid="00302f72" officeooo:paragraph-rsid="00302f72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style:use-window-font-color="true" style:font-name="Arial" fo:font-size="12pt" fo:language="es" fo:country="ES" fo:font-style="normal" style:text-underline-style="none" fo:font-weight="normal" officeooo:paragraph-rsid="001b7af7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1pt" fo:language="es" fo:country="ES" fo:font-style="normal" style:text-underline-style="none" fo:font-weight="normal" officeooo:paragraph-rsid="0013ae77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ize="11pt" fo:language="es" fo:country="ES" fo:font-style="normal" style:text-underline-style="none" fo:font-weight="normal" officeooo:paragraph-rsid="0013ae77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1pt" fo:language="es" fo:country="ES" fo:font-style="normal" style:text-underline-style="none" fo:font-weight="normal" officeooo:rsid="0018f330" officeooo:paragraph-rsid="001f8ecd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ize="11pt" fo:language="es" fo:country="ES" fo:font-style="normal" style:text-underline-style="none" fo:font-weight="normal" officeooo:rsid="0018f330" officeooo:paragraph-rsid="001f8ecd" style:font-name-asian="Times New Roman" style:font-size-asian="11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9" style:family="paragraph" style:parent-style-name="Standard" style:list-style-name="L1" style:master-page-name="Standard">
      <style:paragraph-properties fo:text-align="justify" style:justify-single-word="false" style:page-number="auto"/>
      <style:text-properties style:use-window-font-color="true" style:font-name="Arial" fo:font-size="10pt" fo:language="es" fo:country="ES" fo:font-style="normal" style:text-underline-style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8f330"/>
    </style:style>
    <style:style style:name="T3" style:family="text">
      <style:text-properties officeooo:rsid="0019862e"/>
    </style:style>
    <style:style style:name="T4" style:family="text">
      <style:text-properties fo:font-size="10pt" style:font-size-asian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217fe2" style:font-size-asian="10pt" style:font-size-complex="10pt"/>
    </style:style>
    <style:style style:name="T7" style:family="text">
      <style:text-properties fo:font-size="10pt" officeooo:rsid="001f8ecd" style:font-size-asian="10pt"/>
    </style:style>
    <style:style style:name="T8" style:family="text">
      <style:text-properties fo:font-size="10pt" officeooo:rsid="002e6cca" style:font-size-asian="10pt"/>
    </style:style>
    <style:style style:name="T9" style:family="text">
      <style:text-properties officeooo:rsid="001b7af7"/>
    </style:style>
    <style:style style:name="T10" style:family="text">
      <style:text-properties officeooo:rsid="001c3f2b"/>
    </style:style>
    <style:style style:name="T11" style:family="text">
      <style:text-properties officeooo:rsid="002271b8"/>
    </style:style>
    <style:style style:name="T12" style:family="text">
      <style:text-properties officeooo:rsid="00258e8a"/>
    </style:style>
    <style:style style:name="T13" style:family="text">
      <style:text-properties officeooo:rsid="0028bd27"/>
    </style:style>
    <style:style style:name="T14" style:family="text">
      <style:text-properties officeooo:rsid="002a662a"/>
    </style:style>
    <style:style style:name="T15" style:family="text">
      <style:text-properties officeooo:rsid="002c70e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01331013971301468" text:style-name="L1">
        <text:list-header>
          <text:p text:style-name="P29"/>
        </text:list-header>
        <text:list-item>
          <text:p text:style-name="P14"><text:span text:style-name="T1"><text:s/></text:span>Consulta la<text:span text:style-name="T9">s</text:span> página<text:span text:style-name="T9">s</text:span> web sobre la tecnología <text:span text:style-name="T9">multi-canal</text:span> :</text:p>
          <text:p text:style-name="P24"><text:a xlink:type="simple" xlink:href="https://www.neoguias.com/memoria-de-single-channel-vs-dual-channel/" text:style-name="Internet_20_link" text:visited-style-name="Visited_20_Internet_20_Link"><text:span text:style-name="T5">https://www.neoguias.com/memoria-de-single-channel-vs-dual-channel/</text:span></text:a><text:span text:style-name="T5"> </text:span><text:span text:style-name="T6">(lee hasta el punto 5)</text:span></text:p>
          <text:p text:style-name="P24"><text:span text:style-name="T5"><text:s/></text:span><text:a xlink:type="simple" xlink:href="http://es.wikipedia.org/wiki/Doble_canal" text:style-name="Internet_20_link" text:visited-style-name="Visited_20_Internet_20_Link"><text:span text:style-name="T5">http://es.wikipedia.org/wiki/Doble_canal</text:span></text:a><text:span text:style-name="T5"> </text:span></text:p>
          <text:p text:style-name="P24"><text:a xlink:type="simple" xlink:href="http://www.utiltecnico.com/modos-de-doble-canal-en-memorias-ram-dual-channel-flex-mode-y-single-channel/" text:style-name="Internet_20_link" text:visited-style-name="Visited_20_Internet_20_Link"><text:span text:style-name="T5">http://www.utiltecnico.com/modos-de-doble-canal-en-memorias-ram-dual-channel-flex-mode-y-single-channel/</text:span></text:a></text:p>
          <text:p text:style-name="P24"><text:a xlink:type="simple" xlink:href="https://www.compuram.de/blog/en/single-dual-and-multi-channel-memory-modes/" text:style-name="Internet_20_link" text:visited-style-name="Visited_20_Internet_20_Link"><text:span text:style-name="T5">https://www.compuram.de/blog/en/single-dual-and-multi-channel-memory-modes/</text:span></text:a></text:p>
          <text:p text:style-name="P15"/>
          <text:p text:style-name="P15">y responde a las siguientes cuestiones <text:span text:style-name="T10">justificando la respuesta</text:span>:</text:p>
          <text:list>
            <text:list-item>
              <text:p text:style-name="P16"><text:s/>La RAM en el sistema es controlada por un circuito o chip conocido como<text:span text:style-name="T1"> <text:tab/><text:tab/><text:tab/><text:tab/><text:tab/></text:span>. La RAM y el Controlador de Memoria se encuentran conectados por medio de una serie de buses o vías, conocidos en conjunto como Bus de Memoria. A su vez, estos buses se dividen en tres grupos: <text:span text:style-name="T1"><text:tab/><text:tab/><text:tab/><text:tab/><text:tab/><text:tab/></text:span>. Los buses de control son responsables de enviar los comandos u órdenes a los buses de memoria, que contienen información acerca del tipo de operación que se está llevando a cabo en el sistema. Los buses de datos transportarán <text:span text:style-name="T1"><text:tab/><text:tab/><text:tab/><text:tab/><text:tab/><text:tab/><text:tab/><text:tab/></text:span> desde la memoria hacia el controlador de memoria o, <text:span text:style-name="T1"><text:tab/><text:tab/><text:tab/><text:tab/><text:tab/><text:tab/><text:tab/><text:tab/></text:span>, desde el controlador de memoria hacia la propia memoria.</text:p>
            </text:list-item>
            <text:list-item>
              <text:p text:style-name="P16">¿Con que <text:span text:style-name="T14">tipo de</text:span> memoria se relaciona <text:span text:style-name="T11">la arquitectura multicanal</text:span> ? </text:p>
            </text:list-item>
            <text:list-item>
              <text:p text:style-name="P17">¿<text:span text:style-name="T15">Qué nos permite esta tecnología Dual Channel ?</text:span></text:p>
            </text:list-item>
            <text:list-item>
              <text:p text:style-name="P16">¿Todas las placas base soportan esta tecnología? </text:p>
            </text:list-item>
            <text:list-item>
              <text:p text:style-name="P18">¿Qué son los modos Dual Channel <text:span text:style-name="T13">simétrico, Dual Channel InterLeaving (Entrelazado)</text:span>, Single Channel y Flex? ¿Qué condiciones/<text:span text:style-name="T13">requisitos</text:span> se requieren para usar alguna de ell<text:span text:style-name="T12">o</text:span>s? ¿<text:span text:style-name="T13">Qué sucede si no se cumplen las condiciones/requisitos?</text:span></text:p>
            </text:list-item>
          </text:list>
        </text:list-item>
      </text:list>
      <text:p text:style-name="P8"/>
      <text:p text:style-name="P9"/>
      <text:list xml:id="list84742938654314" text:continue-numbering="true" text:style-name="L1">
        <text:list-item>
          <text:p text:style-name="P20">Denominaciones DDR3. Lee el articulo y elabora una tabla con las diferencias entre DDR3, DDR3L, DDR3U, LPDDR3</text:p>
          <text:p text:style-name="P25"><text:a xlink:type="simple" xlink:href="https://www.aboutespanol.com/las-diferencias-entre-ddr3-ddr3l-ddr3u-lpddr3-841281" text:style-name="Internet_20_link" text:visited-style-name="Visited_20_Internet_20_Link"><text:span text:style-name="T4">https://www.aboutespanol.com/las-diferencias-entre-ddr3-ddr3l-ddr3u-lpddr3-841281</text:span></text:a></text:p>
        </text:list-item>
      </text:list>
      <text:p text:style-name="P26"><text:span text:style-name="T4"/></text:p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13">DDR3</text:p>
          </table:table-cell>
          <table:table-cell table:style-name="Tabla1.A1" office:value-type="string">
            <text:p text:style-name="P13">DDR3L</text:p>
          </table:table-cell>
          <table:table-cell table:style-name="Tabla1.A1" office:value-type="string">
            <text:p text:style-name="P13">DDR3U</text:p>
          </table:table-cell>
          <table:table-cell table:style-name="Tabla1.D1" office:value-type="string">
            <text:p text:style-name="P13">LPDDR3</text:p>
          </table:table-cell>
        </table:table-row>
        <table:table-row>
          <table:table-cell table:style-name="Tabla1.A2" office:value-type="string">
            <text:p text:style-name="P13">1,5 V</text:p>
          </table:table-cell>
          <table:table-cell table:style-name="Tabla1.A2" office:value-type="string">
            <text:p text:style-name="P13">1.35</text:p>
          </table:table-cell>
          <table:table-cell table:style-name="Tabla1.A2" office:value-type="string">
            <text:p text:style-name="P13">1.25 V</text:p>
          </table:table-cell>
          <table:table-cell table:style-name="Tabla1.D2" office:value-type="string">
            <text:p text:style-name="P13">1,2 V</text:p>
          </table:table-cell>
        </table:table-row>
        <table:table-row>
          <table:table-cell table:style-name="Tabla1.A2" office:value-type="string">
            <text:p text:style-name="P13">Portatiles y sobremesa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3">Todo tipo de dispositivos</text:p>
          </table:table-cell>
          <table:table-cell table:style-name="Tabla1.D2" office:value-type="string">
            <text:p text:style-name="P13">Tablets y smarthphones</text:p>
          </table:table-cell>
        </table:table-row>
      </table:table>
      <text:p text:style-name="P26"><text:span text:style-name="T4"/></text:p>
      <text:p text:style-name="P9"/>
      <text:p text:style-name="P9"/>
      <text:list xml:id="list84744252033090" text:continue-numbering="true" text:style-name="L1">
        <text:list-item>
          <text:p text:style-name="P19">¿<text:span text:style-name="T2">Es lo mismo DDR que GDDR? En caso negativo, razona tu respuesta</text:span></text:p>
          <text:p text:style-name="P27"><text:span text:style-name="T4">Lee </text:span><text:span text:style-name="T7">los</text:span><text:span text:style-name="T4"> artículo</text:span><text:span text:style-name="T7">s</text:span><text:span text:style-name="T4"> </text:span><text:a xlink:type="simple" xlink:href="https://hardzone.es/2018/04/22/memoria-ram-ddr-vs-gddr-diferencia" text:style-name="Internet_20_link" text:visited-style-name="Visited_20_Internet_20_Link"><text:span text:style-name="T4">https://hardzone.es/2018/04/22/memoria-ram-ddr-vs-gddr-diferencia</text:span></text:a><text:a xlink:type="simple" xlink:href="https://hardzone.es/2018/04/22/memoria-ram-ddr-vs-gddr-diferencias/" text:style-name="Internet_20_link" text:visited-style-name="Visited_20_Internet_20_Link"><text:span text:style-name="T4">s/</text:span></text:a><text:span text:style-name="T4"> </text:span><text:span text:style-name="T7">y </text:span><text:a xlink:type="simple" xlink:href="https://www.neoguias.com/guia-tipos-memoria-ram/" text:style-name="Internet_20_link" text:visited-style-name="Visited_20_Internet_20_Link"><text:span text:style-name="T7">https://www.neoguias.com/guia-tipos-memoria-ram/</text:span></text:a></text:p>
        </text:list-item>
      </text:list>
      <text:p text:style-name="P28"><text:span text:style-name="T7"/></text:p>
      <text:p text:style-name="P28"><text:span text:style-name="T7"><text:tab/></text:span><text:span text:style-name="T8">Las GDDR esta más diseñado para videojuegos, carga datos más pesados e integran tecnologías gráficas mientras que DDR esta más pensado para acceder a los datos simultaneamente y con mayor rapidez </text:span></text:p>
      <text:p text:style-name="P10"/>
      <text:list xml:id="list84743782029975" text:continue-numbering="true" text:style-name="L1">
        <text:list-header>
          <text:p text:style-name="P19"/>
        </text:list-header>
        <text:list-item>
          <text:p text:style-name="P19"><text:s/><text:span text:style-name="T3">Lee las FAQ mas habituales sobre las memorias Intel Optane y responde:</text:span></text:p>
          <text:list>
            <text:list-item>
              <text:p text:style-name="P19"><text:soft-page-break/>¿<text:span text:style-name="T3">Qué es?</text:span></text:p>
              <text:list>
                <text:list-item>
                  <text:p text:style-name="P22">Una memoria con la misma función que la cache solo que utiliza una memoria no volatil que requiere de un controlador especial</text:p>
                </text:list-item>
              </text:list>
            </text:list-item>
            <text:list-item>
              <text:p text:style-name="P21">¿Qué características tiene que tener un ordenador para poder usar esta tecnología?</text:p>
              <text:list>
                <text:list-item>
                  <text:p text:style-name="P22">Intel core de 7 generación o superiór</text:p>
                </text:list-item>
                <text:list-item>
                  <text:p text:style-name="P22">Tabla de particionado <text:s/>GPT (UEFFI)</text:p>
                </text:list-item>
                <text:list-item>
                  <text:p text:style-name="P22">placa que soporte un encapsulado M2</text:p>
                </text:list-item>
                <text:list-item>
                  <text:p text:style-name="P22">Necesitas un disco duro</text:p>
                </text:list-item>
                <text:list-item>
                  <text:p text:style-name="P22">Windows 10 64bits</text:p>
                </text:list-item>
              </text:list>
            </text:list-item>
            <text:list-item>
              <text:p text:style-name="P21">¿Sustituye a las cache?</text:p>
              <text:list>
                <text:list-item>
                  <text:p text:style-name="P23">No, esta memoria funciona mediante los datos de la memoria secundaria mientras que la cache funciona en las memorias principales.</text:p>
                </text:list-item>
              </text:list>
            </text:list-item>
            <text:list-item>
              <text:p text:style-name="P21">¿Es lo mismo que la DRAM?</text:p>
              <text:list>
                <text:list-item>
                  <text:p text:style-name="P23">No</text:p>
                </text:list-item>
              </text:list>
            </text:list-item>
          </text:list>
        </text:list-item>
      </text:list>
      <text:p text:style-name="P11"/>
      <text:p text:style-name="P6"><text:a xlink:type="simple" xlink:href="https://www.intel.es/content/www/es/es/support/articles/000024018/memory-and-storage/intel-optane-memory.html" text:style-name="Internet_20_link" text:visited-style-name="Visited_20_Internet_20_Link"><text:span text:style-name="T4">https://www.intel.es/content/www/es/es/support/articles/000024018/memory-and-storage/intel-optane-memory.html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3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4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1"><draw:image xlink:href="Pictures/100000000000025A000000EC81312E625CB256E7.jpg" xlink:type="simple" xlink:show="embed" xlink:actuate="onLoad"/></draw:frame></text:p>
            </table:table-cell>
            <table:table-cell table:style-name="Tabla5.B1" office:value-type="string">
              <text:p text:style-name="MP2">INFORMATIKA-SISTEMAK / </text:p>
              <text:p text:style-name="MP2">SISTEMAS INFORMATICOS</text:p>
              <text:p text:style-name="MP2"/>
            </table:table-cell>
          </table:table-row>
        </table:table>
        <text:p text:style-name="MP3"/>
        <text:p text:style-name="MP4">ABIZENAK/APELLIDOS: <text:s text:c="57"/>DATA/FECHA: </text:p>
        <text:p text:style-name="MP5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6-10-01T18:31:09</meta:creation-date>
    <meta:editing-cycles>31</meta:editing-cycles>
    <meta:editing-duration>P2DT1H13M22S</meta:editing-duration>
    <meta:initial-creator>B. I-I </meta:initial-creator>
    <dc:date>2019-11-06T08:47:42.789666442</dc:date>
    <meta:document-statistic meta:table-count="2" meta:image-count="1" meta:object-count="0" meta:page-count="2" meta:paragraph-count="45" meta:word-count="417" meta:character-count="3156" meta:non-whitespace-character-count="2624"/>
    <meta:user-defined meta:name="Info 1"/>
    <meta:user-defined meta:name="Info 2"/>
    <meta:user-defined meta:name="Info 3"/>
    <meta:user-defined meta:name="Info 4"/>
  </office:meta>
</office:document-meta>
</file>